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>
      <style:text-properties fo:font-size="22pt" style:font-size-asian="22pt" style:font-size-complex="2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stfall</text:p>
      <text:p text:style-name="P2"/>
      <text:p text:style-name="P2">Svårighetsgrader</text:p>
      <text:p text:style-name="P3"/>
      <text:p text:style-name="P3">Målet med testet är att se så svårighetsgraderna fungerar som tänkt.</text:p>
      <text:p text:style-name="P3"/>
      <text:p text:style-name="P4">Test instruktioner.</text:p>
      <text:p text:style-name="P1"/>
      <text:list xml:id="list7504673403161992867" text:style-name="L1">
        <text:list-item>
          <text:p text:style-name="P5">Välj en svårighetsgrad, börja med easy och gå uppåt.</text:p>
        </text:list-item>
        <text:list-item>
          <text:p text:style-name="P5">Ta skada och se till att du tar mer skada på normal och hard än på easy.</text:p>
        </text:list-item>
        <text:list-item>
          <text:p text:style-name="P5">Skjut på fienderna och se att de tål mer på normal och hard.</text:p>
        </text:list-item>
        <text:list-item>
          <text:p text:style-name="P5">När du når bossen, se till att han har 150hp på easy, 300hp på normal, och 450hp på ha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1S</meta:editing-duration>
    <meta:editing-cycles>4</meta:editing-cycles>
    <meta:generator>OpenOffice/4.0.1$Win32 OpenOffice.org_project/401m5$Build-9714</meta:generator>
    <dc:date>2014-05-12T19:18:57.54</dc:date>
    <meta:document-statistic meta:table-count="0" meta:image-count="0" meta:object-count="0" meta:page-count="1" meta:paragraph-count="8" meta:word-count="77" meta:character-count="392"/>
    <meta:user-defined meta:name="Info 1"/>
    <meta:user-defined meta:name="Info 2"/>
    <meta:user-defined meta:name="Info 3"/>
    <meta:user-defined meta:name="Info 4"/>
  </office:meta>
</office:document-meta>
</file>